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08080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2" style:family="table-cell" style:parent-style-name="Default">
      <style:table-cell-properties fo:background-color="#eee8aa"/>
    </style:style>
    <style:style style:name="ce49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OSE ANTONIO BOSCH ROM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40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41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5" calcext:value-type="float">
            <text:p>5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2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)" office:value-type="float" office:value="10" calcext:value-type="float">
            <text:p>10,00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3" loext:min-decimal-places="13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32:11.0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33:27.967000000</dc:date>
    <meta:editing-duration>PT1H57M46S</meta:editing-duration>
    <meta:editing-cycles>14</meta:editing-cycles>
    <meta:document-statistic meta:table-count="1" meta:cell-count="158" meta:object-count="0"/>
  </office:meta>
</office:document-meta>
</file>